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BUBBLE BLAST</text:span></text:p>
      <text:p text:style-name="Text_20_body">The Dual Fan of the Bubble Blast Bubble Machine creates 100's of bubbles every minute while also creating an updraft allowing the bubbles to rise high in the air rather than collide with the few people near it. The Bubble Blast is easy to load, easy to use, and easy to clean.</text:p>
      <text:p text:style-name="Standard"/>
      <text:p text:style-name="Standard"/>
      <text:p text:style-name="Standard"/>
      <text:p text:style-name="Text_20_body">Make your next even the bubbliest show around with the Bubble Blast Dual Fan Bubble Machine from ADJ. You'll be producing 100's of bubbles a minute with this double fanned bad boy, and with it's easy top-loading system you'll have it running in no time. Coupled with other lights, especially lasers, bubbles offer an exciting display of light refraction that will drive your crowd wild. You can focus on your DJ and let the Bubble Blast do the work with the remote or Timer Control. Don't worry about getting it from gig to gig, the Bubble Blast has dual handles and built-in wheels making transport easy. Though capable of using most types of bubble fluid, the Bubble Blast is best paired with American DJ Bubble Juice for the most satisfying and highest quality bubble entertainment. At the end of the night, you'll have no trouble cleaning up thanks to Bubble Blast's liquid drainage valve system. Make any party a bubble party to the Bubble Blast from ADJ, the best in Dual Fan Bubble Machine technology.</text:p>
      <text:p text:style-name="Text_20_body"><text:span text:style-name="Strong_20_Emphasis">Specification</text:span></text:p>
      <text:list xml:id="list408399432688168758" text:style-name="L1">
        <text:list-item>
          <text:p text:style-name="P2">Massive dual fan output technology produces 100’s of bubbles per minute </text:p>
        </text:list-item>
        <text:list-item>
          <text:p text:style-name="P2">Secondary dual fan lift system forces bubbles to rise high into the air </text:p>
        </text:list-item>
        <text:list-item>
          <text:p text:style-name="P2">Easy top-load bubble liquid filling container </text:p>
        </text:list-item>
        <text:list-item>
          <text:p text:style-name="P2">Bubble liquid drainage valve system allows for easy clean-up </text:p>
        </text:list-item>
        <text:list-item>
          <text:p text:style-name="P2">Uses most types of bubble liquid </text:p>
        </text:list-item>
        <text:list-item>
          <text:p text:style-name="P2">On/Off switch on rear on unit </text:p>
        </text:list-item>
        <text:list-item>
          <text:p text:style-name="P2">Wheels and dual handles for easy transport </text:p>
        </text:list-item>
        <text:list-item>
          <text:p text:style-name="P2">Includes remote with Timer Control </text:p>
        </text:list-item>
        <text:list-item>
          <text:p text:style-name="P2">Dimensions (LxWxH): 18.25 x 15.5 x 18.5 / 464x394x470 mm </text:p>
        </text:list-item>
        <text:list-item>
          <text:p text:style-name="P2">Weight: 32 lbs / 14.6 kgs </text:p>
        </text:list-item>
        <text:list-item>
          <text:p text:style-name="P2">Output: 20ml/min </text:p>
        </text:list-item>
        <text:list-item>
          <text:p text:style-name="P2">Tank Capacity: 1.8 Liter </text:p>
        </text:list-item>
        <text:list-item>
          <text:p text:style-name="P1">Fluid Consumption Rate: 50  Min. / Liter (100% outpu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S</meta:editing-duration>
    <meta:editing-cycles>3</meta:editing-cycles>
    <meta:generator>OpenOffice/4.1.1$Win32 OpenOffice.org_project/411m6$Build-9775</meta:generator>
    <dc:date>2018-02-25T22:48:22.21</dc:date>
    <meta:document-statistic meta:table-count="0" meta:image-count="0" meta:object-count="0" meta:page-count="1" meta:paragraph-count="17" meta:word-count="337" meta:character-count="1894"/>
    <dc:creator>Marti </dc:creator>
    <meta:user-defined meta:name="Info 1"/>
    <meta:user-defined meta:name="Info 2"/>
    <meta:user-defined meta:name="Info 3"/>
    <meta:user-defined meta:name="Info 4"/>
  </office:meta>
</office:document-meta>
</file>